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123b" officeooo:paragraph-rsid="000d123b"/>
    </style:style>
    <style:style style:name="P2" style:family="paragraph" style:parent-style-name="Standard">
      <style:text-properties officeooo:rsid="000d123b" officeooo:paragraph-rsid="000e1d19"/>
    </style:style>
    <style:style style:name="P3" style:family="paragraph" style:parent-style-name="Standard">
      <style:text-properties officeooo:rsid="000eff30" officeooo:paragraph-rsid="000eff30"/>
    </style:style>
    <style:style style:name="P4" style:family="paragraph" style:parent-style-name="Standard">
      <style:text-properties officeooo:rsid="000eff30" officeooo:paragraph-rsid="00148672"/>
    </style:style>
    <style:style style:name="P5" style:family="paragraph" style:parent-style-name="Standard">
      <style:text-properties fo:font-weight="bold" officeooo:rsid="000eff30" officeooo:paragraph-rsid="000eff30" style:font-weight-asian="bold" style:font-weight-complex="bold"/>
    </style:style>
    <style:style style:name="P6" style:family="paragraph" style:parent-style-name="Standard">
      <style:text-properties fo:font-weight="bold" officeooo:rsid="00148672" officeooo:paragraph-rsid="00148672" style:font-weight-asian="bold" style:font-weight-complex="bold"/>
    </style:style>
    <style:style style:name="P7" style:family="paragraph" style:parent-style-name="Standard">
      <style:text-properties fo:font-weight="normal" officeooo:rsid="00148672" officeooo:paragraph-rsid="00148672" style:font-weight-asian="normal" style:font-weight-complex="normal"/>
    </style:style>
    <style:style style:name="P8" style:family="paragraph" style:parent-style-name="Standard">
      <style:text-properties fo:font-weight="normal" officeooo:rsid="001757ba" officeooo:paragraph-rsid="001757ba" style:font-weight-asian="normal" style:font-weight-complex="normal"/>
    </style:style>
    <style:style style:name="P9" style:family="paragraph" style:parent-style-name="Standard">
      <style:text-properties fo:font-weight="normal" officeooo:rsid="001e2dab" officeooo:paragraph-rsid="001e2dab" style:font-weight-asian="normal" style:font-weight-complex="normal"/>
    </style:style>
    <style:style style:name="P10" style:family="paragraph" style:parent-style-name="Standard">
      <style:text-properties fo:font-weight="normal" officeooo:rsid="001f44d2" officeooo:paragraph-rsid="001f44d2" style:font-weight-asian="normal" style:font-weight-complex="normal"/>
    </style:style>
    <style:style style:name="P11" style:family="paragraph" style:parent-style-name="Standard">
      <style:text-properties fo:font-weight="normal" officeooo:rsid="001fc917" officeooo:paragraph-rsid="001fc917" style:font-weight-asian="normal" style:font-weight-complex="normal"/>
    </style:style>
    <style:style style:name="P12" style:family="paragraph" style:parent-style-name="Standard">
      <style:text-properties fo:font-weight="normal" officeooo:rsid="0021a55f" officeooo:paragraph-rsid="0021a55f" style:font-weight-asian="normal" style:font-weight-complex="normal"/>
    </style:style>
    <style:style style:name="P13" style:family="paragraph" style:parent-style-name="Standard">
      <style:text-properties fo:font-weight="normal" officeooo:rsid="00235a7c" officeooo:paragraph-rsid="00235a7c" style:font-weight-asian="normal" style:font-weight-complex="normal"/>
    </style:style>
    <style:style style:name="P14" style:family="paragraph" style:parent-style-name="Standard">
      <style:text-properties fo:font-weight="normal" officeooo:rsid="0023ceee" officeooo:paragraph-rsid="0023ceee" style:font-weight-asian="normal" style:font-weight-complex="normal"/>
    </style:style>
    <style:style style:name="P15" style:family="paragraph" style:parent-style-name="Standard">
      <style:text-properties fo:color="#000000" officeooo:rsid="000eff30" officeooo:paragraph-rsid="000eff30" fo:background-color="transparent"/>
    </style:style>
    <style:style style:name="P16" style:family="paragraph" style:parent-style-name="Standard">
      <style:text-properties fo:color="#000000" style:font-name="Droid Sans Mono" fo:font-size="10.5pt" fo:font-weight="normal" officeooo:rsid="000eff30" officeooo:paragraph-rsid="000eff30" fo:background-color="transparent"/>
    </style:style>
    <style:style style:name="P17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transparent"/>
    </style:style>
    <style:style style:name="P18" style:family="paragraph" style:parent-style-name="Standard">
      <style:paragraph-properties style:line-height-at-least="0.503cm"/>
      <style:text-properties fo:color="#000000" style:font-name="Droid Sans Mono" fo:font-size="10.5pt" fo:font-weight="normal" officeooo:paragraph-rsid="0010fee2" fo:background-color="transparent"/>
    </style:style>
    <style:style style:name="P19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10fee2" officeooo:paragraph-rsid="0010fee2" fo:background-color="transparent"/>
    </style:style>
    <style:style style:name="P20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12a7ac" officeooo:paragraph-rsid="0012a7ac" fo:background-color="transparent"/>
    </style:style>
    <style:style style:name="P21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18fb26" officeooo:paragraph-rsid="0018fb26" fo:background-color="transparent"/>
    </style:style>
    <style:style style:name="P22" style:family="paragraph" style:parent-style-name="Standard">
      <style:text-properties officeooo:rsid="0012a7ac" officeooo:paragraph-rsid="0012a7ac"/>
    </style:style>
    <style:style style:name="P23" style:family="paragraph" style:parent-style-name="Standard">
      <style:text-properties officeooo:rsid="001af93a" officeooo:paragraph-rsid="001af93a"/>
    </style:style>
    <style:style style:name="P24" style:family="paragraph" style:parent-style-name="Standard">
      <style:text-properties officeooo:rsid="001c7cac" officeooo:paragraph-rsid="001e2dab"/>
    </style:style>
    <style:style style:name="P25" style:family="paragraph" style:parent-style-name="Standard">
      <style:text-properties fo:font-weight="normal" officeooo:rsid="00214193" officeooo:paragraph-rsid="00148672" style:font-weight-asian="normal" style:font-weight-complex="normal"/>
    </style:style>
    <style:style style:name="P26" style:family="paragraph" style:parent-style-name="Standard">
      <style:text-properties fo:font-weight="normal" officeooo:rsid="002e78d0" officeooo:paragraph-rsid="0030069b" style:font-weight-asian="normal" style:font-weight-complex="normal"/>
    </style:style>
    <style:style style:name="P27" style:family="paragraph" style:parent-style-name="Standard">
      <style:text-properties fo:font-weight="normal" officeooo:rsid="00317de3" officeooo:paragraph-rsid="00317de3" style:font-weight-asian="normal" style:font-weight-complex="normal"/>
    </style:style>
    <style:style style:name="P28" style:family="paragraph" style:parent-style-name="Standard">
      <style:text-properties fo:font-weight="normal" officeooo:rsid="00317de3" officeooo:paragraph-rsid="0032dbcd" style:font-weight-asian="normal" style:font-weight-complex="normal"/>
    </style:style>
    <style:style style:name="P29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1af93a" officeooo:paragraph-rsid="001af93a" fo:background-color="transparent"/>
    </style:style>
    <style:style style:name="P30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1b2da8" officeooo:paragraph-rsid="001b2da8" fo:background-color="transparent"/>
    </style:style>
    <style:style style:name="P31" style:family="paragraph" style:parent-style-name="Standard">
      <style:text-properties officeooo:rsid="00293386" officeooo:paragraph-rsid="0030069b"/>
    </style:style>
    <style:style style:name="P32" style:family="paragraph" style:parent-style-name="Standard">
      <style:text-properties officeooo:rsid="002aa837" officeooo:paragraph-rsid="0030069b"/>
    </style:style>
    <style:style style:name="P33" style:family="paragraph" style:parent-style-name="Standard">
      <style:text-properties officeooo:rsid="002e78d0" officeooo:paragraph-rsid="0030069b"/>
    </style:style>
    <style:style style:name="P34" style:family="paragraph" style:parent-style-name="Standard">
      <style:text-properties fo:font-weight="bold" officeooo:rsid="0030069b" officeooo:paragraph-rsid="0030069b" style:font-weight-asian="bold" style:font-weight-complex="bold"/>
    </style:style>
    <style:style style:name="T1" style:family="text">
      <style:text-properties officeooo:rsid="000e1d19"/>
    </style:style>
    <style:style style:name="T2" style:family="text">
      <style:text-properties officeooo:rsid="00106974"/>
    </style:style>
    <style:style style:name="T3" style:family="text">
      <style:text-properties officeooo:rsid="0012a7ac"/>
    </style:style>
    <style:style style:name="T4" style:family="text">
      <style:text-properties officeooo:rsid="0015b296"/>
    </style:style>
    <style:style style:name="T5" style:family="text">
      <style:text-properties officeooo:rsid="001699d3"/>
    </style:style>
    <style:style style:name="T6" style:family="text">
      <style:text-properties officeooo:rsid="0016a7b2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3821e" style:font-weight-asian="bold" style:font-weight-complex="bold"/>
    </style:style>
    <style:style style:name="T9" style:family="text">
      <style:text-properties fo:font-weight="bold" officeooo:rsid="00353f2a" style:font-weight-asian="bold" style:font-weight-complex="bold"/>
    </style:style>
    <style:style style:name="T10" style:family="text">
      <style:text-properties officeooo:rsid="001b2da8"/>
    </style:style>
    <style:style style:name="T11" style:family="text">
      <style:text-properties officeooo:rsid="001e2dab"/>
    </style:style>
    <style:style style:name="T12" style:family="text">
      <style:text-properties officeooo:rsid="001fc917"/>
    </style:style>
    <style:style style:name="T13" style:family="text">
      <style:text-properties officeooo:rsid="00208e6c"/>
    </style:style>
    <style:style style:name="T14" style:family="text">
      <style:text-properties officeooo:rsid="00214193"/>
    </style:style>
    <style:style style:name="T15" style:family="text">
      <style:text-properties officeooo:rsid="0021a55f"/>
    </style:style>
    <style:style style:name="T16" style:family="text">
      <style:text-properties officeooo:rsid="002aa837"/>
    </style:style>
    <style:style style:name="T17" style:family="text">
      <style:text-properties officeooo:rsid="002af544"/>
    </style:style>
    <style:style style:name="T18" style:family="text">
      <style:text-properties officeooo:rsid="0032dbcd"/>
    </style:style>
    <style:style style:name="T19" style:family="text">
      <style:text-properties officeooo:rsid="0033821e"/>
    </style:style>
    <style:style style:name="T20" style:family="text">
      <style:text-properties officeooo:rsid="00353f2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Farm owner</text:p>
      <text:p text:style-name="P1">Standing before <text:span text:style-name="T6">you </text:span>a centaur who introduce himself as “name”, looking at him it’s evident he spends many hours working at the farm. His human upper body is posses <text:span text:style-name="T5">muscle </text:span>forged from years of work, his equine lower body is not one from a race horse but a work horse. </text:p>
      <text:p text:style-name="P1"/>
      <text:p text:style-name="P2">Throwing a eye towards his genitals, <text:span text:style-name="T1">its hard to guess the exact size </text:span>his two members retracted inside their <text:span text:style-name="T1">penile</text:span> sheath <text:span text:style-name="T1">but it's obvious that they are well capable of stretching a maiden.</text:span></text:p>
      <text:p text:style-name="P2"/>
      <text:p text:style-name="P5">Town hall</text:p>
      <text:p text:style-name="P3">Inside the local town hall there isn’t much to see, for being a town hall it’s honestly not that impressive <text:span text:style-name="T4">at all</text:span>. But this is just a small outpost after all, hopefully they <text:span text:style-name="T4">do at least </text:span>have work for you. </text:p>
      <text:p text:style-name="P3"/>
      <text:p text:style-name="P5">Bar</text:p>
      <text:p text:style-name="P3">The local tavern is small and cozy, quite calm for being a tavern but not that surprising given the small number of patrons. The smell from the kitchen is very appetizing, maybe you should buy a meal?</text:p>
      <text:p text:style-name="P3"/>
      <text:p text:style-name="P5"><text:span text:style-name="T2">Fairy</text:span> <text:span text:style-name="T3">Queen</text:span></text:p>
      <text:p text:style-name="P22">A voice coming from a nearby tree tells you</text:p>
      <text:p text:style-name="P22">“<text:span text:style-name="T4">The word has gotten to me that</text:span> you have defeat<text:span text:style-name="T4">ed</text:span> many of my kind.”</text:p>
      <text:p text:style-name="P22">Looking around you can’t spot from where or whom the voice came from.</text:p>
      <text:p text:style-name="P22"/>
      <text:p text:style-name="P6">Succubus</text:p>
      <text:p text:style-name="P25">Ahh, I do love it when new toys wander in to my lair, fortunately for you I was getting tired of my old ones. So there is a free spot for you as a worshiper of me, what do you prefer feet, pussy or ass? And don’t get ahead of yourself there is a lot of licking and eating before you have a hope of getting any action.</text:p>
      <text:p text:style-name="P7"/>
      <text:p text:style-name="P7">… <text:span text:style-name="T15">how long will you talk?</text:span></text:p>
      <text:p text:style-name="P12">How brazen, you better get used to listen, <text:s/>well lets fight and I will make you understand you have no chance of beating me. Soon you will learn to cum by my voice alone.</text:p>
      <text:p text:style-name="P7"/>
      <text:p text:style-name="P12">Aren’t you getting ahead of yourself?</text:p>
      <text:p text:style-name="P12">Lets see, if so!</text:p>
      <text:p text:style-name="P12"/>
      <text:p text:style-name="P12">Fight</text:p>
      <text:p text:style-name="P12">Submit (Placeholder)</text:p>
      <text:p text:style-name="P7"/>
      <text:p text:style-name="P9">Take home → Can build new building[Dungeon] → Unlock new scenes → give servants to her to increase like <text:s/>/ or let servants play with her. <text:span text:style-name="T14">&amp;&amp; Beat her kind to submit / beat enemies for like</text:span></text:p>
      <text:p text:style-name="P10"/>
      <text:p text:style-name="P10">Dominate</text:p>
      <text:p text:style-name="P10">You are mine now,you know?</text:p>
      <text:p text:style-name="P10"/>
      <text:p text:style-name="P11">Seeing the former queen <text:s/>of this dungeon lying at your feet, you <text:span text:style-name="T13">feel that’s where she belongs</text:span> and <text:span text:style-name="T13">intend</text:span> <text:span text:style-name="T13">to </text:span>make it permanent. <text:span text:style-name="T13">S</text:span>he will learn who the real master/mistress <text:span text:style-name="T13">is.</text:span></text:p>
      <text:p text:style-name="P10"/>
      <text:p text:style-name="P10">Equal/Partner</text:p>
      <text:p text:style-name="P10">I like you come with me.</text:p>
      <text:p text:style-name="P10"/>
      <text:p text:style-name="P12"><text:soft-page-break/>Lose become a minion of succubus → any femi essence <text:s/>you gain goes to mistress toll → fight becomes challenge your mistress → Beat her to go forward.</text:p>
      <text:p text:style-name="P12"><text:s/></text:p>
      <text:p text:style-name="P10">Having beaten the succubus you feel impressed by her allure, you want her <text:span text:style-name="T12">to be yours,</text:span> but not through making her submit as you usually would, no you want to make her into your partner <text:span text:style-name="T12">a equal</text:span>. <text:s/></text:p>
      <text:p text:style-name="P7"/>
      <text:p text:style-name="P8"><text:span text:style-name="T7">Relationships</text:span> </text:p>
      <text:p text:style-name="P8">Arena master</text:p>
      <text:p text:style-name="P8"/>
      <text:p text:style-name="P8">Succubus</text:p>
      <text:p text:style-name="P8"/>
      <text:p text:style-name="P8">Fairy Queen</text:p>
      <text:p text:style-name="P13">So it’s you who are beating my children… Time to learn a lesson!</text:p>
      <text:p text:style-name="P13"/>
      <text:p text:style-name="P14">Capture her!</text:p>
      <text:p text:style-name="P14">Let her go.</text:p>
      <text:p text:style-name="P8"/>
      <text:p text:style-name="P8">Incubus</text:p>
      <text:p text:style-name="P4"><text:tab/></text:p>
      <text:p text:style-name="P3"/>
      <text:p text:style-name="P3"/>
      <text:p text:style-name="P15"/>
      <text:p text:style-name="P16">"You are " + player.Name + " " + player.Lastname + " a " + Math.round(player.Height) + "cm tall " + RaceDesc(player) + " " + Pronun(CheckGender(player)) +</text:p>
      <text:p text:style-name="P17">". Looking at yourself in a mirror you see " + player.Face.HairColor + " " + player.Face.HairLength + " hair, " + player.Face.Eyes + " eyes and a " + player.Skincolor + " skin color."</text:p>
      <text:p text:style-name="P18"/>
      <text:p text:style-name="P19">Your chest, Boobslook(player);</text:p>
      <text:p text:style-name="P19"/>
      <text:p text:style-name="P20">Given that your are pregnant your torso </text:p>
      <text:p text:style-name="P20"/>
      <text:p text:style-name="P20">Dicklook</text:p>
      <text:p text:style-name="P20">Ballslook</text:p>
      <text:p text:style-name="P20">pussyl</text:p>
      <text:p text:style-name="P20"/>
      <text:p text:style-name="P20"/>
      <text:p text:style-name="P21">Dual</text:p>
      <text:p text:style-name="P21"/>
      <text:p text:style-name="P29">Lining up your size dick to their pussy and your size dick to their rectum you thrust into them, enjoying a sensation only those endowed with extra equipment can experience. </text:p>
      <text:p text:style-name="P29"/>
      <text:p text:style-name="P30">You fuck them </text:p>
      <text:p text:style-name="P30"/>
      <text:p text:style-name="P30">you fuck them in a grinding motion allowing them no rest from pleasure, as when your dick leaves their pussy your second enters their rectum.</text:p>
      <text:p text:style-name="P3"/>
      <text:p text:style-name="P23">Multi</text:p>
      <text:p text:style-name="P23"><text:soft-page-break/>It’s rare that someone has a slot for <text:span text:style-name="T10">several</text:span> of your dicks, given this opportunity you waste no time lining them up. After some fiddling all your dicks/ all but int dicks / have found their <text:span text:style-name="T10">home. Finding the correct angle to thrust is no easy task but where there is desire there is way. </text:span></text:p>
      <text:p text:style-name="P3"/>
      <text:p text:style-name="P3">???</text:p>
      <text:p text:style-name="P3"/>
      <text:p text:style-name="P24">Getting on top of them you position yourself in between their dicks, grinding against their dicks in a teasing pace letting <text:span text:style-name="T11">their size dick stroke against </text:span>your pussy <text:span text:style-name="T11">while their size dick slides between your</text:span> <text:span text:style-name="T11">ass cheeks. Once bored by foreplay you </text:span></text:p>
      <text:p text:style-name="P24"/>
      <text:p text:style-name="P34">Fertility Shrine</text:p>
      <text:p text:style-name="P31">Get impregnated while carrying our goddesses blessing, when the child is born we will send a cartage <text:span text:style-name="T16">to collect so it can be raised here at our temple.</text:span></text:p>
      <text:p text:style-name="P31"/>
      <text:p text:style-name="P32">I <text:span text:style-name="T17">wish of</text:span> you to impregnate ou<text:span text:style-name="T17">r</text:span> local maidens, our scripture only allows <text:span text:style-name="T17">temple maidens</text:span> to copulate w<text:span text:style-name="T17">ith those who can defeat them in battle. Usually they would find a mate among the local dragons, but after their tribe leader defeated by our strongest maiden his pride got wounded and our relationship soured. </text:span></text:p>
      <text:p text:style-name="P32"/>
      <text:p text:style-name="P32"><text:span text:style-name="T17">It’s a shame he could not defeat her, she has grown quite bitter over time and I believe that finally losing her virginity and becoming a mother would greatly improve her personalty.</text:span></text:p>
      <text:p text:style-name="P32"/>
      <text:p text:style-name="P33">I’m sorry your faith isn’t strong enough to receive that.</text:p>
      <text:p text:style-name="P33"/>
      <text:p text:style-name="P34">Tribe</text:p>
      <text:p text:style-name="P27">Chief intro:</text:p>
      <text:p text:style-name="P28"><text:tab/><text:span text:style-name="T18">Before you stands a anthropomorphic dragon, he posture and mannerism surrounds him with <text:s/><text:tab/>an aura of confidence, he strikes you as an true blooded narcissist.</text:span></text:p>
      <text:p text:style-name="P28"/>
      <text:p text:style-name="P28"><text:span text:style-name="T18"><text:tab/>Noticing your gaze, he greets you and welcome you to his tribe.</text:span></text:p>
      <text:p text:style-name="P28"/>
      <text:p text:style-name="P28"><text:span text:style-name="T18">Talk:</text:span></text:p>
      <text:p text:style-name="P26"><text:tab/><text:span text:style-name="T18">Are you here to offer yourself to my harem? I can assure you I’m always looking to recruit <text:tab/>more concubines. </text:span></text:p>
      <text:p text:style-name="P26"><text:tab/><text:span text:style-name="T8">If NOT female</text:span></text:p>
      <text:p text:style-name="P26"><text:span text:style-name="T8"><text:tab/></text:span><text:span text:style-name="T19">Although you need some work I see greet potential in ya, with some training and <text:s/><text:tab/>transformation you will become a great cock sucker.</text:span></text:p>
      <text:p text:style-name="P26"><text:tab/><text:span text:style-name="T9">If Female</text:span></text:p>
      <text:p text:style-name="P26"><text:span text:style-name="T9"><text:tab/></text:span></text:p>
      <text:p text:style-name="P26"><text:tab/><text:span text:style-name="T8">If NOT dragon</text:span></text:p>
      <text:p text:style-name="P26"><text:tab/><text:span text:style-name="T19">It’s a privilege for your kind of lesser race to serve a such noble being as me, </text:span></text:p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0T13:04:11.491746827</meta:creation-date>
    <dc:date>2019-01-30T15:00:39.411000000</dc:date>
    <meta:editing-duration>PT25M35S</meta:editing-duration>
    <meta:editing-cycles>7</meta:editing-cycles>
    <meta:generator>LibreOffice/6.1.4.2$Windows_x86 LibreOffice_project/9d0f32d1f0b509096fd65e0d4bec26ddd1938fd3</meta:generator>
    <meta:document-statistic meta:table-count="0" meta:image-count="0" meta:object-count="0" meta:page-count="3" meta:paragraph-count="69" meta:word-count="964" meta:character-count="5226" meta:non-whitespace-character-count="4295"/>
  </office:meta>
</office:document-meta>
</file>